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000080" fo:border="0.06pt solid #000000"/>
    </style:style>
    <style:style style:name="ce4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5" table:default-cell-style-name="ce13"/>
        <table:table-column table:style-name="co1" table:number-columns-repeated="6" table:default-cell-style-name="ce14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0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/>
          <table:table-cell table:style-name="ce7" office:value-type="string" calcext:value-type="string" table:number-columns-spanned="2" table:number-rows-spanned="1">
            <text:p>LED</text:p>
          </table:table-cell>
          <table:covered-table-cell table:style-name="ce1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L0</text:p>
          </table:table-cell>
          <table:table-cell table:style-name="ce8"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style-name="ce6" office:value-type="string" calcext:value-type="string">
            <text:p>Entrada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table:style-name="ce6" office:value-type="string" calcext:value-type="string">
            <text:p>Saída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/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0"/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5:57:36.3166854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1:15:42.294883103</meta:creation-date>
    <dc:date>2017-12-10T16:11:25.899184060</dc:date>
    <meta:editing-duration>PT1H30M53S</meta:editing-duration>
    <meta:editing-cycles>19</meta:editing-cycles>
    <meta:generator>LibreOffice/5.3.1.2$Linux_X86_64 LibreOffice_project/30m0$Build-2</meta:generator>
    <meta:document-statistic meta:table-count="1" meta:cell-count="398" meta:object-count="0"/>
  </office:meta>
</office:document-meta>
</file>